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search-criteria-must-apply-to-whole-cell="false"/>
      <table:table table:name="boo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test description</text:p>
          </table:table-cell>
          <table:table-cell office:value-type="string">
            <text:p>estimate</text:p>
          </table:table-cell>
          <table:table-cell office:value-type="string">
            <text:p>implemen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6">06.02.2010</text:date>, <text:time>20:26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6T20:15:12</meta:creation-date>
    <dc:date>2010-02-06T20:26:35</dc:date>
    <meta:editing-duration>PT00H11M24S</meta:editing-duration>
    <meta:editing-cycles>2</meta:editing-cycles>
    <meta:generator>OpenOffice.org/3.1$Linux OpenOffice.org_project/310m19$Build-9420</meta:generator>
    <meta:document-statistic meta:table-count="3" meta:cell-count="9" meta:object-count="0"/>
  </office:meta>
</office:document-meta>
</file>